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10000000118EC5AD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subtitle">
      <style:graphic-properties draw:fill-color="#ffffff" fo:min-height="13.609cm"/>
    </style:style>
    <style:style style:name="pr8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igenperl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ein eigenes Per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cht unabhängig vom Distro-Perl</text:p>
                <text:list>
                  <text:list-item>
                    <text:p>Module nachinstalieren ohne Schreibrechte</text:p>
                  </text:list-item>
                </text:list>
              </text:list-item>
              <text:list-item>
                <text:p>local::lib vereinfacht eigenes Modulverzeichnis</text:p>
              </text:list-item>
              <text:list-item>
                <text:p>noch besser -&gt; eigenes Perl bauen</text:p>
              </text:list-item>
              <text:list-item>
                <text:p>perlbrew</text:p>
                <text:list>
                  <text:list-item>
                    <text:p>herunterladen</text:p>
                  </text:list-item>
                  <text:list-item>
                    <text:p>perlbrew install 5.12</text:p>
                  </text:list-item>
                  <text:list-item>
                    <text:p>perlbrew switch 5.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PA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Module in Distributionen organisiert</text:p>
                <text:list>
                  <text:list-item>
                    <text:p>lib/, t/, script/, META.yml, README</text:p>
                  </text:list-item>
                </text:list>
              </text:list-item>
              <text:list-item>
                <text:p>jeder kann hochladen -&gt; dadurch auch weniger gute Module</text:p>
              </text:list-item>
              <text:list-item>
                <text:p>Reviews, Bugreports, CPAN-Testers les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Ein Wort zu CPA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AS zentrale Modularchiv für Perl</text:p>
              </text:list-item>
              <text:list-item>
                <text:p>8805 MB, 255 Mirror, 8745 Autoren 19390 Module</text:p>
              </text:list-item>
              <text:list-item>
                <text:p>Moduldistribution</text:p>
                <text:list>
                  <text:list-item>
                    <text:p>installieren mit cpan</text:p>
                  </text:list-item>
                  <text:list-item>
                    <text:p>erstellen mit module-sta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>
            <draw:text-box>
              <text:p>Beispiel zeigen:</text:p>
              <text:p>module-starter --module Vortrag::Modern::Perl</text:p>
              <text:p/>
              <text:p>Soll Basis für Testing liefern.</text:p>
            </draw:text-box>
          </draw:frame>
        </presentation:notes>
      </draw:page>
      <draw:page draw:name="page7" draw:style-name="dp1" draw:master-page-name="Blue" presentation:presentation-page-layout-name="AL2T1">
        <draw:frame presentation:style-name="pr5" draw:layer="layout" svg:width="25.199cm" svg:height="3.256cm" svg:x="1.301cm" svg:y="0.125cm" presentation:class="title">
          <draw:text-box>
            <text:p>Testing - Grundlage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prove -vl t/file.t</text:p>
              </text:list-item>
              <text:list-item>
                <text:p>TAP</text:p>
              </text:list-item>
              <text:list-item>
                <text:p>Test::More</text:p>
                <text:list>
                  <text:list-item>
                    <text:p>plan</text:p>
                  </text:list-item>
                  <text:list-item>
                    <text:p>done_testing</text:p>
                  </text:list-item>
                </text:list>
              </text:list-item>
              <text:list-item>
                <text:p>Fixtures</text:p>
              </text:list-item>
              <text:list-item>
                <text:p>Test::Deeply</text:p>
              </text:list-item>
              <text:list-item>
                <text:p>M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<text:span text:style-name="T1">http://i-beh.de/assets/images/kacke.jpg</text:span></text:p>
          </draw:text-box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1T19:43:20</meta:creation-date>
    <meta:editing-duration>PT05H51M54S</meta:editing-duration>
    <meta:editing-cycles>16</meta:editing-cycles>
    <dc:date>2011-03-06T13:49:04</dc:date>
    <meta:generator>OpenOffice.org/3.0$Unix OpenOffice.org_project/300m15$Build-9379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